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h text:style-name="Heading_20_1" text:outline-level="1"><text:bookmark-start text:name="these-are-a-few-of-my-favorite-things"/>These are a few of my favorite things:<text:bookmark-end text:name="these-are-a-few-of-my-favorite-things"/></text:h>
      <text:p text:style-name="First_20_paragraph">• Parrots</text:p>
      <text:p text:style-name="Text_20_body">•</text:p>
      <text:list text:style-name="L1">
        <text:list-item>
          <text:p text:style-name="P1">Hockey</text:p>
        </text:list-item>
        <text:list-item>
  </text:list-item>
      </text:list>
      <text:p text:style-name="First_20_paragraph">Analysis</text:p>
      <text:p text:style-name="Text_20_body">This is my first thought. This is my second thought.</text:p>
      <text:p text:style-name="Text_20_body">This is my third thought.</text:p>
      <text:p text:style-name="Text_20_body">2023</text:p>
      <text:p text:style-name="Text_20_body">DOYLESTOWN, PA 1890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5-15T21:26:37Z</meta:creation-date>
    <dc:date>2024-05-15T21:26:37Z</dc:date>
  </office:meta>
</office:document-meta>
</file>